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1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2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3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4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5" style:family="paragraph" style:parent-style-name="Text_20_body">
      <style:text-properties fo:color="#ff9900" officeooo:rsid="00c893ee" officeooo:paragraph-rsid="00c893ee" fo:background-color="transparent"/>
    </style:style>
    <style:style style:name="P16" style:family="paragraph" style:parent-style-name="Text_20_body">
      <style:text-properties fo:color="#ff9900" officeooo:rsid="00c893ee" officeooo:paragraph-rsid="00f17241" fo:background-color="transparent"/>
    </style:style>
    <style:style style:name="P17" style:family="paragraph" style:parent-style-name="Text_20_body">
      <style:text-properties fo:color="#ff9900" officeooo:rsid="00f17241" officeooo:paragraph-rsid="00f17241" fo:background-color="transparent"/>
    </style:style>
    <style:style style:name="P18" style:family="paragraph" style:parent-style-name="Standard">
      <style:text-properties style:use-window-font-color="true" officeooo:rsid="00f8fee9" officeooo:paragraph-rsid="00feb35d" fo:background-color="transparent"/>
    </style:style>
    <style:style style:name="P19" style:family="paragraph" style:parent-style-name="Standard">
      <style:text-properties style:use-window-font-color="true" officeooo:rsid="00fc9c3d" officeooo:paragraph-rsid="00fdc413" fo:background-color="transparent"/>
    </style:style>
    <style:style style:name="P20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0ce2964" fo:hyphenate="false" fo:hyphenation-remain-char-count="2" fo:hyphenation-push-char-count="2"/>
    </style:style>
    <style:style style:name="P21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2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26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7" style:family="paragraph" style:parent-style-name="Heading" style:list-style-name="WWNum1" style:master-page-name="">
      <loext:graphic-properties draw:fill="none"/>
      <style:paragraph-properties fo:margin-left="1.3cm" fo:margin-right="0cm" fo:margin-top="0.423cm" fo:margin-bottom="0.212cm" loext:contextual-spacing="false" fo:line-height="130%" fo:text-align="justify" style:justify-single-word="false" fo:orphans="2" fo:widows="2" fo:hyphenation-ladder-count="no-limit" fo:text-indent="-0.3cm" style:auto-text-indent="false" style:page-number="auto" fo:background-color="transparent" fo:keep-with-next="always" style:writing-mode="lr-tb">
        <style:tab-stops>
          <style:tab-stop style:position="2.007cm"/>
          <style:tab-stop style:position="3.395cm"/>
        </style:tab-stops>
      </style:paragraph-properties>
      <style:text-properties fo:color="#000000" officeooo:paragraph-rsid="00ee6438" fo:background-color="transparent" fo:hyphenate="false" fo:hyphenation-remain-char-count="2" fo:hyphenation-push-char-count="2"/>
    </style:style>
    <style:style style:name="P28" style:family="paragraph" style:parent-style-name="Text_20_body" style:list-style-name="WWNum1">
      <style:text-properties fo:color="#ff9900" fo:background-color="transparent"/>
    </style:style>
    <style:style style:name="P29" style:family="paragraph" style:parent-style-name="Text_20_body">
      <style:text-properties fo:color="#ff9900" fo:font-weight="normal" officeooo:rsid="00c893ee" officeooo:paragraph-rsid="01031045" fo:background-color="transparent" style:font-weight-asian="normal" style:font-weight-complex="normal"/>
    </style:style>
    <style:style style:name="P30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4aca7" officeooo:paragraph-rsid="00f53977" fo:background-color="transparent" fo:hyphenate="false" fo:hyphenation-remain-char-count="2" fo:hyphenation-push-char-count="2"/>
    </style:style>
    <style:style style:name="P31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640a1" officeooo:paragraph-rsid="00f69757" fo:background-color="transparent" fo:hyphenate="false" fo:hyphenation-remain-char-count="2" fo:hyphenation-push-char-count="2"/>
    </style:style>
    <style:style style:name="P32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83735" officeooo:paragraph-rsid="00f83735" fo:background-color="transparent" fo:hyphenate="false" fo:hyphenation-remain-char-count="2" fo:hyphenation-push-char-count="2"/>
    </style:style>
    <style:style style:name="P33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4aca7" officeooo:paragraph-rsid="00f53977" fo:background-color="transparent" fo:hyphenate="false" fo:hyphenation-remain-char-count="2" fo:hyphenation-push-char-count="2"/>
    </style:style>
    <style:style style:name="P34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8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officeooo:paragraph-rsid="00c0bfc2" fo:background-color="transparent"/>
    </style:style>
    <style:style style:name="P39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officeooo:paragraph-rsid="00c22e5b" fo:background-color="transparent"/>
    </style:style>
    <style:style style:name="P40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background-color="transparent"/>
    </style:style>
    <style:style style:name="P41" style:family="paragraph" style:parent-style-name="List_20_Paragraph" style:list-style-name="WWNum1">
      <style:text-properties fo:color="#ff9900" fo:background-color="transparent"/>
    </style:style>
    <style:style style:name="P42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71a2a" officeooo:paragraph-rsid="00dd1e71" fo:background-color="transparent" fo:hyphenate="false" fo:hyphenation-remain-char-count="2" fo:hyphenation-push-char-count="2"/>
    </style:style>
    <style:style style:name="P43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e31d6f" officeooo:paragraph-rsid="00e31d6f" fo:background-color="transparent" fo:hyphenate="false" fo:hyphenation-remain-char-count="2" fo:hyphenation-push-char-count="2"/>
    </style:style>
    <style:style style:name="P44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71a2a" officeooo:paragraph-rsid="00dd1e71" fo:background-color="transparent" fo:hyphenate="false" fo:hyphenation-remain-char-count="2" fo:hyphenation-push-char-count="2"/>
    </style:style>
    <style:style style:name="P4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d5dc9" officeooo:paragraph-rsid="00dd5dc9" fo:background-color="transparent" fo:hyphenate="false" fo:hyphenation-remain-char-count="2" fo:hyphenation-push-char-count="2"/>
    </style:style>
    <style:style style:name="P4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0de3dc5" fo:background-color="transparent" fo:hyphenate="false" fo:hyphenation-remain-char-count="2" fo:hyphenation-push-char-count="2"/>
    </style:style>
    <style:style style:name="P4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transparent" style:font-name-complex="Times New Roman1" fo:hyphenate="false" fo:hyphenation-remain-char-count="2" fo:hyphenation-push-char-count="2"/>
    </style:style>
    <style:style style:name="P48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P49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dd1e71" officeooo:paragraph-rsid="00d71a2a" fo:background-color="transparent" style:font-name-complex="Times New Roman1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fo:language="en" fo:country="US" officeooo:rsid="00c0bfc2" style:language-asian="zh" style:country-asian="CN" style:language-complex="hi" style:country-complex="IN"/>
    </style:style>
    <style:style style:name="T10" style:family="text">
      <style:text-properties fo:language="en" fo:country="US" officeooo:rsid="00c22e5b" style:language-asian="zh" style:country-asian="CN" style:language-complex="hi" style:country-complex="IN"/>
    </style:style>
    <style:style style:name="T11" style:family="text">
      <style:text-properties style:text-position="super 58%"/>
    </style:style>
    <style:style style:name="T12" style:family="text">
      <style:text-properties style:text-position="super 58%" fo:language="en" fo:country="US"/>
    </style:style>
    <style:style style:name="T13" style:family="text">
      <style:text-properties style:text-position="super 58%" fo:language="en" fo:country="US" style:font-weight-complex="bold"/>
    </style:style>
    <style:style style:name="T14" style:family="text">
      <style:text-properties style:text-position="super 58%" style:font-name="Times New Roman" style:font-name-complex="Times New Roman1"/>
    </style:style>
    <style:style style:name="T15" style:family="text">
      <style:text-properties style:text-position="super 58%" style:font-name-asian="Times New Roman1" style:font-name-complex="Times New Roman1"/>
    </style:style>
    <style:style style:name="T16" style:family="text">
      <style:text-properties style:font-name="Times New Roman" style:font-name-complex="Times New Roman1"/>
    </style:style>
    <style:style style:name="T17" style:family="text">
      <style:text-properties style:font-name="Times New Roman" officeooo:rsid="00d8908f" style:font-name-complex="Times New Roman1"/>
    </style:style>
    <style:style style:name="T18" style:family="text">
      <style:text-properties style:font-name="Times New Roman" officeooo:rsid="00dd1e71" style:font-name-complex="Times New Roman1"/>
    </style:style>
    <style:style style:name="T19" style:family="text">
      <style:text-properties style:font-name="Times New Roman" officeooo:rsid="00dd5dc9" style:font-name-complex="Times New Roman1"/>
    </style:style>
    <style:style style:name="T20" style:family="text">
      <style:text-properties style:font-name="Times New Roman" officeooo:rsid="00de3dc5" style:font-name-complex="Times New Roman1"/>
    </style:style>
    <style:style style:name="T21" style:family="text">
      <style:text-properties style:font-name="Times New Roman" officeooo:rsid="00df973f" style:font-name-complex="Times New Roman1"/>
    </style:style>
    <style:style style:name="T22" style:family="text">
      <style:text-properties style:font-name="Times New Roman" officeooo:rsid="00e0e886" style:font-name-complex="Times New Roman1"/>
    </style:style>
    <style:style style:name="T23" style:family="text">
      <style:text-properties style:font-name="Times New Roman" officeooo:rsid="00e17f99" style:font-name-complex="Times New Roman1"/>
    </style:style>
    <style:style style:name="T24" style:family="text">
      <style:text-properties style:font-name="Times New Roman" officeooo:rsid="00e3e48c" style:font-name-complex="Times New Roman1"/>
    </style:style>
    <style:style style:name="T25" style:family="text">
      <style:text-properties style:font-name="Times New Roman" officeooo:rsid="00e41873" style:font-name-complex="Times New Roman1"/>
    </style:style>
    <style:style style:name="T26" style:family="text">
      <style:text-properties style:font-name="Times New Roman" officeooo:rsid="00e99952" style:font-name-complex="Times New Roman1"/>
    </style:style>
    <style:style style:name="T27" style:family="text">
      <style:text-properties style:font-name="Times New Roman" fo:language="en" fo:country="US" style:font-name-complex="Times New Roman1"/>
    </style:style>
    <style:style style:name="T28" style:family="text">
      <style:text-properties style:font-name="Times New Roman" fo:language="en" fo:country="US" style:font-name-complex="Times New Roman1" style:font-weight-complex="bold"/>
    </style:style>
    <style:style style:name="T29" style:family="text">
      <style:text-properties style:font-name="Times New Roman" fo:language="en" fo:country="US" fo:font-weight="bold" style:font-weight-asian="bold" style:font-name-complex="Times New Roman1"/>
    </style:style>
    <style:style style:name="T30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1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32" style:family="text">
      <style:text-properties style:font-name="Times New Roman" fo:language="en" fo:country="US" fo:font-style="italic" style:font-style-asian="italic" style:font-name-complex="Times New Roman1"/>
    </style:style>
    <style:style style:name="T33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34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35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36" style:family="text">
      <style:text-properties style:text-position="sub 58%"/>
    </style:style>
    <style:style style:name="T37" style:family="text">
      <style:text-properties style:text-position="sub 58%" style:font-name="Times New Roman" style:font-name-complex="Times New Roman1"/>
    </style:style>
    <style:style style:name="T38" style:family="text">
      <style:text-properties style:text-position="sub 58%" style:font-name-asian="Times New Roman1" style:font-name-complex="Times New Roman1"/>
    </style:style>
    <style:style style:name="T39" style:family="text">
      <style:text-properties style:text-position="sub 58%" fo:language="en" fo:country="US"/>
    </style:style>
    <style:style style:name="T40" style:family="text">
      <style:text-properties style:text-position="sub 58%" fo:language="en" fo:country="US" style:font-name-asian="Times New Roman1" style:font-name-complex="Times New Roman1"/>
    </style:style>
    <style:style style:name="T41" style:family="text">
      <style:text-properties style:font-name="Symbol" style:font-name-complex="Times New Roman1"/>
    </style:style>
    <style:style style:name="T42" style:family="text">
      <style:text-properties style:font-name="Symbol" fo:language="en" fo:country="US" style:font-name-asian="Times New Roman1" style:font-name-complex="Times New Roman1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weight-complex="bold"/>
    </style:style>
    <style:style style:name="T46" style:family="text">
      <style:text-properties style:font-name-asian="Times New Roman1" style:font-name-complex="Times New Roman1"/>
    </style:style>
    <style:style style:name="T47" style:family="text">
      <style:text-properties officeooo:rsid="00beaaeb"/>
    </style:style>
    <style:style style:name="T48" style:family="text">
      <style:text-properties officeooo:rsid="00925906"/>
    </style:style>
    <style:style style:name="T49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50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51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52" style:family="text">
      <style:text-properties officeooo:rsid="00c4c6fe"/>
    </style:style>
    <style:style style:name="T53" style:family="text">
      <style:text-properties officeooo:rsid="00c60e52"/>
    </style:style>
    <style:style style:name="T54" style:family="text">
      <style:text-properties officeooo:rsid="00c893ee"/>
    </style:style>
    <style:style style:name="T55" style:family="text">
      <style:text-properties officeooo:rsid="00c8a0d7"/>
    </style:style>
    <style:style style:name="T56" style:family="text">
      <style:text-properties officeooo:rsid="00cab126"/>
    </style:style>
    <style:style style:name="T57" style:family="text">
      <style:text-properties officeooo:rsid="00d489aa"/>
    </style:style>
    <style:style style:name="T58" style:family="text">
      <style:text-properties officeooo:rsid="00dd1e71"/>
    </style:style>
    <style:style style:name="T59" style:family="text">
      <style:text-properties officeooo:rsid="00e430b5"/>
    </style:style>
    <style:style style:name="T60" style:family="text">
      <style:text-properties officeooo:rsid="00e9415b"/>
    </style:style>
    <style:style style:name="T61" style:family="text">
      <style:text-properties officeooo:rsid="00e99952"/>
    </style:style>
    <style:style style:name="T62" style:family="text">
      <style:text-properties officeooo:rsid="00f4aca7"/>
    </style:style>
    <style:style style:name="T63" style:family="text">
      <style:text-properties officeooo:rsid="00f51784"/>
    </style:style>
    <style:style style:name="T64" style:family="text">
      <style:text-properties officeooo:rsid="00f53977"/>
    </style:style>
    <style:style style:name="T65" style:family="text">
      <style:text-properties officeooo:rsid="00f69757"/>
    </style:style>
    <style:style style:name="T66" style:family="text">
      <style:text-properties officeooo:rsid="00f8fee9"/>
    </style:style>
    <style:style style:name="T67" style:family="text">
      <style:text-properties officeooo:rsid="00f93d19"/>
    </style:style>
    <style:style style:name="T68" style:family="text">
      <style:text-properties officeooo:rsid="00fdc413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feb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92676658236221030" text:style-name="WWNum1">
        <text:list-item>
          <text:list>
            <text:list-item>
              <text:h text:style-name="P34" text:outline-level="2">Масс спектро<text:span text:style-name="T47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2">1</text:span><text:span text:style-name="T1"> Evgeny V. Naumov,</text:span><text:span text:style-name="T12">1</text:span><text:span text:style-name="T1"> Assiya Zh. Kassanova</text:span><text:span text:style-name="T12">2</text:span><text:span text:style-name="T1">, Elena A. Krasnokutskaya</text:span><text:span text:style-name="T12">2</text:span><text:span text:style-name="T1">, Victor D. Filimonov</text:span><text:span text:style-name="T12">2</text:span><text:span text:style-name="T1"> </text:span></text:p>
      <text:p text:style-name="P2"/>
      <text:p text:style-name="Standard"><text:span text:style-name="T12">1 </text:span><text:span text:style-name="T1">Department of Biomedicine, Altai State University, Barnaul, Russia, alex_root@mail.ru</text:span></text:p>
      <text:p text:style-name="Standard"><text:span text:style-name="T12">2 </text:span><text:span text:style-name="T1">Department of Biotechnology and Organic Chemistry, National Research Tomsk Polytechnic University, 634050 Tomsk, Russia <text:s/></text:span></text:p>
      <text:list xml:id="list141645301906716" text:continue-numbering="true" text:style-name="WWNum1">
        <text:list-item>
          <text:list>
            <text:list-item>
              <text:list>
                <text:list-item>
                  <text:h text:style-name="P35" text:outline-level="3">Abstract</text:h>
                </text:list-item>
                <text:list-item>
                  <text:p text:style-name="P20">Впервые были получены масс спектры трифлатных и тозилатных солей <text:s text:c="2"/>фенилдиазония <text:span text:style-name="T58">и его замещенных производных</text:span>. Для наблюдаемых катионов и комплексных частиц исследована фрагментация <text:s/>при различных энергиях. Проведено квантово химическое исследование энергии отщепления азота. Рассчитана энергия и структура образующихся солевых кластеров в газовой фазе. Показано, <text:span text:style-name="T57">что в образование солевых кластеров кроме ионного взаимодействия вносит вклад водородные связи. <text:s/></text:span></text:p>
                </text:list-item>
                <text:list-item>
                  <text:h text:style-name="P35" text:outline-level="3">1. Introduction</text:h>
                  <text:list>
                    <text:list-item>
                      <text:p text:style-name="P42"><text:span text:style-name="T16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18">[1]</text:span><text:span text:style-name="T16">. Используются для получения сложных продуктов органического синтеза, </text:span><text:span text:style-name="T17">инициации полимеризации, </text:span><text:span text:style-name="T16">модификации поверхностей и наноматериалов </text:span><text:span text:style-name="T18">[2]</text:span><text:span text:style-name="T16">. </text:span></text:p>
                    </text:list-item>
                    <text:list-item>
                      <text:p text:style-name="P44"><text:span text:style-name="T18">Однако масштабы и сферы применения диазониевых солей сдерживаются малой стабильностью и устойчивостью этих веществ при хранении и транспортировке. В свою очередь стабильность таких веществ связана с электронным строением и свойствами самого диазониевого катиона и природой противо</text:span><text:span text:style-name="T19">-</text:span><text:span text:style-name="T18">иона и характером их взаимодействия. </text:span></text:p>
                    </text:list-item>
                    <text:list-item>
                      <text:p text:style-name="P43"><text:span text:style-name="T18">Х</text:span><text:span text:style-name="T16">орошо известно явление стабилизации растворов солей диазония при образовании <text:s/>арендиазоний нафтилсульфонатов, что в дальнейшем привело к получению тозилатных и трифлатных солей. В твердом состоянии трифлатные и тозилатные соли диазония также обладают повышенной <text:s/>стабильностью. Однако в настоящее время влияние противо</text:span><text:span text:style-name="T24">-</text:span><text:span text:style-name="T16">иона и механизм повышения стабильности остается недостаточно изученным. </text:span><text:span text:style-name="T24">Тозилатные и трифлатные соли более удобны в применении вследствие хорошей растворимости в органических растворителях, </text:span><text:span text:style-name="T25">что значительно расширяет сферу их применения</text:span><text:span text:style-name="T24">.</text:span></text:p>
                    </text:list-item>
                    <text:list-item>
                      <text:p text:style-name="P45"><text:span text:style-name="T18">М</text:span><text:span text:style-name="T16">асс спектрометрия один из высокоточных методов, позволяющих изучать ионы в газовой фазе или вакууме, оценить их стабильность, пути распада и взаимодействие с другими частицами. Однако классический метод ГХ-МС мало применим для диазониевых солей следствии ионного характера этих соединений и малой стабильности при ионизации электронным ударом. </text:span><text:span text:style-name="T20">Наиболее подходящим методом для изучения этих объектов является </text:span><text:soft-page-break/><text:span text:style-name="T20">метод ВЭЖХ-МС при ионизации электроспреем, который позволяет перевести заряжен</text:span><text:span text:style-name="T21">н</text:span><text:span text:style-name="T20">ые частицы из раствора непосредственно в газовую фазу (атмосферу азота), а затем в вакуум. </text:span></text:p>
                    </text:list-item>
                    <text:list-item>
                      <text:p text:style-name="P46"><text:span text:style-name="T20">В </text:span><text:span text:style-name="T16">работе [3] </text:span><text:span text:style-name="T21">подробно изучены состояние тетрафторборатных пара замещенных производных фенилдиазония в экспериментах с использованием ионизации электроспреем. Также проведен анализ взаимодействий и превращений, происходящих между молекулами нуклеофилов и фенильными катионами в газовой фазе. </text:span><text:span text:style-name="T22">В статье рассматривается </text:span><text:span text:style-name="T23">явление</text:span><text:span text:style-name="T22"> </text:span><text:span text:style-name="T23">образования кластерных частиц содержащих катион и несколько молекул, характерное для солей диазония. </text:span><text:span text:style-name="T26">Также в этом исследовании описан аномальный спектр при фрагментации орто нитро производного.</text:span></text:p>
                    </text:list-item>
                    <text:list-item>
                      <text:p text:style-name="P47">В нашей работе мы ставили целью изучить свойства перспективных тозилатных и трифлатных солей в экспериментах по масс <text:span text:style-name="T60">спектрометрии</text:span> при ионизации электроспреем.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. <text:span text:style-name="T61">Выявить влияние природы и положения заместителей на прочность катионов.</text:span> <text:span text:style-name="T61">Также мы планировали провести подробное квантовохимическое исследование процесса перегруппировки происходящего при отщеплении азота от 2-нитрофенилдиазония, чтобы подробнее описать особенности фрагментации этого катиона.</text:span></text:p>
                    </text:list-item>
                    <text:list-item>
                      <text:p text:style-name="P47"><text:span text:style-name="T59">Другой</text:span> целью было изучение <text:span text:style-name="T59">фрагментации кластерных ионов в зависимости от энергии соударений с целью оценить влияние противо-иона на процесс фрагментации диазониевых частиц. Также мы планировали квантово-химическое исследование энергетики процессов образования кластеров, что бы описать особенности процесса фрагментации.</text:span></text:p>
                    </text:list-item>
                    <text:list-item>
                      <text:p text:style-name="P48">Эти дополнительные исследования позволяют расширить понимание закономерностей и причин <text:span text:style-name="T62">повышенной </text:span>стабильности трифлатных и тозилатных солей диазония.</text:p>
                    </text:list-item>
                    <text:list-item>
                      <text:p text:style-name="P49"/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11"> </text:span>что затрудняет их получение и использование особенно в промышленном масштабе.</text:p>
      <text:p text:style-name="P3"><text:span text:style-name="T16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27">a</text:span><text:span text:style-name="T16">]. Ранее нам впервые удалось получить в индивидуальном состоянии арендиазоний тозилаты ArN</text:span><text:span text:style-name="T37">2</text:span><text:span text:style-name="T14">+ </text:span><text:span text:style-name="T16">TsO</text:span><text:span text:style-name="T14">-</text:span><text:span text:style-name="T16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27">a</text:span><text:span text:style-name="T16">-</text:span><text:span text:style-name="T27">e</text:span><text:span text:style-name="T16">] и введение в арены изотопа </text:span><text:span text:style-name="T14">18</text:span><text:span text:style-name="T16">F [4</text:span><text:span text:style-name="T27">f</text:span><text:span text:style-name="T16">], для получения ароматических азидов [4</text:span><text:span text:style-name="T27">g</text:span><text:span text:style-name="T16">], проведения azo-coupling с этил </text:span><text:span text:style-name="T41"></text:span><text:span text:style-name="T16">-метилацетоацетатом [5</text:span><text:span text:style-name="T27">a</text:span><text:span text:style-name="T16">], замещении диазониевой группы на триэтоксисилильную [5</text:span><text:span text:style-name="T27">b</text:span><text:span text:style-name="T16">], Cu- и Pd-catalyzed арилирования 5</text:span><text:span text:style-name="T27">c</text:span><text:span text:style-name="T16">,</text:span><text:span text:style-name="T27">d</text:span><text:span text:style-name="T16">].</text:span><text:span text:style-name="T14"> </text:span><text:span text:style-name="T16">Кроме того, арендиазоний тозилаты оказались удобными агентами </text:span><text:soft-page-break/><text:span text:style-name="T16">ковалентной прививки ароматических групп к поверхностям карбонизированных наночастиц металлов [5</text:span><text:span text:style-name="T27">e</text:span><text:span text:style-name="T16">] и графену [5</text:span><text:span text:style-name="T27">f</text:span><text:span text:style-name="T16">].</text:span> 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41643989759302" text:continue-numbering="true" text:style-name="WWNum1">
        <text:list-item>
          <text:list>
            <text:list-item>
              <text:list>
                <text:list-item>
                  <text:h text:style-name="P36" text:outline-level="3"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11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11">14</text:span>N и <text:span text:style-name="T11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6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41644605863048" text:continue-numbering="true" text:style-name="WWNum1">
        <text:list-item>
          <text:list>
            <text:list-item>
              <text:list>
                <text:list-item>
                  <text:h text:style-name="P37" text:outline-level="3"><text:soft-page-break/>2. Experimental section</text:h>
                </text:list-item>
                <text:list-item>
                  <text:p text:style-name="P21">2.1. <text:span text:style-name="T52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11">о</text:span>С. Затем, при охлаждении по каплям прибавляли 0,6 мл бутилнитрита. Реакционную массу перемешивали при 10-15 <text:span text:style-name="T11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43">1</text:span>, промывали эфиром и высушивали в вакууме при комнатной температуре 48 часов.</text:p>
      <text:p text:style-name="P3"><text:span text:style-name="T44">2-</text:span><text:span text:style-name="T3">Nitrobenzenediazonium</text:span><text:span text:style-name="T44"> </text:span><text:span text:style-name="T3">trifluoromethanesulfonate</text:span><text:span text:style-name="T44"> (1</text:span><text:span text:style-name="T3">a</text:span><text:span text:style-name="T44">). </text:span><text:span text:style-name="T5">Yeild</text:span><text:span text:style-name="T45"> 94%, </text:span><text:span text:style-name="T5">mp</text:span><text:span text:style-name="T45"> 110 </text:span><text:span text:style-name="T13">o</text:span><text:span text:style-name="T5">C</text:span><text:span text:style-name="T45">. </text:span><text:span text:style-name="T15">1</text:span><text:span text:style-name="T6">H</text:span><text:span text:style-name="T46"> ЯМР (300 МГц, </text:span><text:span text:style-name="T6">DMSO</text:span><text:span text:style-name="T46">-</text:span><text:span text:style-name="T6">d</text:span><text:span text:style-name="T38">6</text:span><text:span text:style-name="T46">), </text:span><text:span text:style-name="T42"></text:span><text:span text:style-name="T46">, </text:span><text:span text:style-name="T6">ppm</text:span><text:span text:style-name="T46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36">6</text:span> ) <text:span text:style-name="T1">δ</text:span>: 120.6 (<text:span text:style-name="T1">t</text:span>, <text:span text:style-name="T1">CF</text:span><text:span text:style-name="T36">3</text:span>, <text:span text:style-name="T1">J</text:span>=320 Гц), 111.1, 118.5, 122.8, 128.1, 136.6, 142.3, 144.5. <text:span text:style-name="T1">IR (KBr): 2359 см</text:span><text:span text:style-name="T12">-1</text:span><text:span text:style-name="T1"> . </text:span></text:p>
      <text:p text:style-name="P5"><text:span text:style-name="T1">Calc.: C</text:span><text:span text:style-name="T39">7</text:span><text:span text:style-name="T1">H</text:span><text:span text:style-name="T39">4</text:span><text:span text:style-name="T1">F</text:span><text:span text:style-name="T39">3</text:span><text:span text:style-name="T1">N</text:span><text:span text:style-name="T39">3</text:span><text:span text:style-name="T1">O</text:span><text:span text:style-name="T39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2">1</text:span><text:span text:style-name="T1">H NMR (300MHz, </text:span><text:span text:style-name="T6">DMSO-d</text:span><text:span text:style-name="T40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2">1</text:span><text:span text:style-name="T1">H NMR (300MHz, </text:span><text:span text:style-name="T6">DMSO-d</text:span><text:span text:style-name="T40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2">1</text:span><text:span text:style-name="T1">H NMR (300MHz, </text:span><text:span text:style-name="T6">DMSO-d</text:span><text:span text:style-name="T40">6</text:span><text:span text:style-name="T6">)</text:span><text:span text:style-name="T1">,</text:span></text:p>
      <text:p text:style-name="P4"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11">о</text:span>С. Реакционную массу перемешивали при 10-15 <text:span text:style-name="T11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43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2">o</text:span><text:span text:style-name="T1">C</text:span> (<text:span text:style-name="T1">lit</text:span> <text:span text:style-name="T11">3</text:span><text:span text:style-name="T1"> </text:span>132 <text:span text:style-name="T12">o</text:span><text:span text:style-name="T1">C</text:span>). </text:p>
      <text:p text:style-name="P3"><text:span text:style-name="T15">1</text:span><text:span text:style-name="T6">H</text:span><text:span text:style-name="T46"> ЯМР (300 МГц, </text:span><text:span text:style-name="T6">DMSO</text:span><text:span text:style-name="T46">-</text:span><text:span text:style-name="T6">d</text:span><text:span text:style-name="T38">6</text:span><text:span text:style-name="T46">), </text:span><text:span text:style-name="T42"></text:span><text:span text:style-name="T46">, </text:span><text:span text:style-name="T6">ppm</text:span><text:span text:style-name="T46">: 2.28 (</text:span><text:span text:style-name="T6">s</text:span><text:span text:style-name="T46">, 3</text:span><text:span text:style-name="T6">H</text:span><text:span text:style-name="T46">), 7.09 (</text:span><text:span text:style-name="T6">d</text:span><text:span text:style-name="T46">, 2</text:span><text:span text:style-name="T6">H</text:span><text:span text:style-name="T46">, </text:span><text:span text:style-name="T8">J</text:span><text:span text:style-name="T46">=7.8 Гц), 7.45 (</text:span><text:span text:style-name="T6">d</text:span><text:span text:style-name="T46">, 2</text:span><text:span text:style-name="T6">H</text:span><text:span text:style-name="T46">, </text:span><text:span text:style-name="T6">J</text:span><text:span text:style-name="T46">=7.8 Гц), 8.68 (</text:span><text:span text:style-name="T6">d</text:span><text:span text:style-name="T46">, 2</text:span><text:span text:style-name="T6">H</text:span><text:span text:style-name="T46">, </text:span><text:span text:style-name="T8">J</text:span><text:span text:style-name="T46">=9.3 Гц), 8.92 (</text:span><text:span text:style-name="T6">d</text:span><text:span text:style-name="T46">, 2</text:span><text:span text:style-name="T6">H</text:span><text:span text:style-name="T46">, </text:span><text:span text:style-name="T8">J</text:span><text:span text:style-name="T46">=9.0 Гц). </text:span><text:span text:style-name="T15">13</text:span><text:span text:style-name="T6">C</text:span><text:span text:style-name="T46"> ЯМР (75 МГц, ДМСО), </text:span><text:span text:style-name="T42"></text:span><text:span text:style-name="T46">, </text:span><text:span text:style-name="T6">ppm</text:span><text:span text:style-name="T46">: 20.84, 121.96, 125.57, 126.05, 128.18, 134.59, 137.85, 145.55, 153.22.</text:span></text:p>
      <text:p text:style-name="P3"><text:span text:style-name="T43">4-</text:span><text:span text:style-name="T2">Nitrobenzenediazonium</text:span><text:span text:style-name="T43"> </text:span><text:span text:style-name="T2">tetrafluoroborate</text:span><text:span text:style-name="T43"> (3)</text:span> получен по методу [9].</text:p>
      <text:list xml:id="list141644087184395" text:continue-numbering="true" text:style-name="WWNum1">
        <text:list-item>
          <text:list>
            <text:list-item>
              <text:list>
                <text:list-item>
                  <text:p text:style-name="P22">2.<text:span text:style-name="T53">2</text:span>. <text:span text:style-name="T53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19">Спектры были получены на приборе Agilent LC-1260 MS QTOF 6530 c использованием источников ионизации электроспреем (ESI) и химической ионизации при атмосферном давлении (APCI). <text:span text:style-name="T68">Для элюирования использовали изократический ацетонитрил:вода 50:50. Колонка Zorbax Eclipse Plus C18 2.1x50mm 1.8 micron. Поток 0.25 мл/мин. Потенциал на фрагменторе 150В. Напряжение на капилляре 3500В. Энергия столкновений MSMS — 0, </text:span><text:soft-page-break/><text:span text:style-name="T68">0.01, 0.1, 1, 10, 20, 40 электрон вольт. Для исследования готовили 1% растворы диазониевых солей в смеси вода:ацетонитрил 50:50. Инжекция 1 мкл.</text:span></text:p>
      <text:p text:style-name="P18">Для <text:span text:style-name="T67">обработки и интегрирования </text:span><text:span text:style-name="T71">масс спектро и</text:span><text:span text:style-name="T67">спользован программный комплекс OpenMS 2.0 [???]. Отдельно производилось интегрирование спектров первого уровня и спектров второго уровня отдельно по каждому прекурсору.</text:span></text:p>
      <text:list xml:id="list141645500472633" text:continue-numbering="true" text:style-name="WWNum1">
        <text:list-item>
          <text:list>
            <text:list-item>
              <text:list>
                <text:list-item>
                  <text:p text:style-name="P23">2.<text:span text:style-name="T53">3</text:span>. <text:span text:style-name="T53">Квантовохимические расчеты</text:span></text:p>
                </text:list-item>
                <text:list-item>
                  <text:p text:style-name="P33">Выполнены с помощью программного комплекса Gaussian 09. Расчеты термодинамики распада диазониевых катионов с отщеплением азота выполнялись методом DFT Unrestricted и Restricted B3LYP в базисе aug-cc-pVDZ. В ходе расчетов рассмотрена возможность существования катионов в триплетном состоянии. <text:span text:style-name="T64">Для всех систем рассчитан теоретический ИК спектр, отсутствие отрицательных частот доказывает стационарный характер оптимизированных структур.</text:span></text:p>
                </text:list-item>
                <text:list-item>
                  <text:p text:style-name="P30"><text:span text:style-name="T63">Для 2-нитрофенилдиазония выполнено сканирование энергии в процессе возрастании длины связи C-N и отщеплении азота. Расчет произведен с использованием квантовохимического программного комплекса ORCA-3.0.2. [???] методом R-B3LYP в базисе</text:span> aug-cc-pVDZ. </text:p>
                </text:list-item>
                <text:list-item>
                  <text:p text:style-name="P31">Для расчета оптимизированных структур и <text:span text:style-name="T65">термодинамики кластерных катионов использовали программный комплекс Gaussian 09. Расчет геометрии произведен методом R-B3LYP с использование базиса 6-31G(d,p). <text:s/>Выполнен расчет термодинамики в газовой фазе для процессов взаимодействия катион - анион и для процессов присоединения катиона к нейтральной молекуле.</text:span></text:p>
                </text:list-item>
                <text:list-item>
                  <text:p text:style-name="P32">Для обработки данных и построения графических зависимостей было использовано открытое программное обеспечение <text:span text:style-name="T66">-</text:span> gnuplot 5.0 [???].</text:p>
                </text:list-item>
                <text:list-item>
                  <text:h text:style-name="P38" text:outline-level="3"><text:span text:style-name="T9">3. Results and discussion</text:span></text:h>
                </text:list-item>
                <text:list-item>
                  <text:p text:style-name="P24"><text:span text:style-name="T54">3</text:span>.<text:span text:style-name="T54">1</text:span>. <text:span text:style-name="T53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17">?</text:p>
      <text:list xml:id="list141644751836736" text:continue-numbering="true" text:style-name="WWNum1">
        <text:list-item>
          <text:list>
            <text:list-item>
              <text:list>
                <text:list-item>
                  <text:p text:style-name="P24"><text:span text:style-name="T54">3</text:span>.<text:span text:style-name="T54">2</text:span>. <text:span text:style-name="T54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5">?</text:p>
      <text:list xml:id="list141645421193950" text:continue-numbering="true" text:style-name="WWNum1">
        <text:list-item>
          <text:list>
            <text:list-item>
              <text:list>
                <text:list-item>
                  <text:p text:style-name="P24"><text:span text:style-name="T54">3</text:span>.<text:span text:style-name="T54">3</text:span>. <text:span text:style-name="T54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16">?</text:p>
      <text:list xml:id="list141644239601209" text:continue-numbering="true" text:style-name="WWNum1">
        <text:list-item>
          <text:list>
            <text:list-item>
              <text:list>
                <text:list-item>
                  <text:p text:style-name="P24"><text:span text:style-name="T54">3</text:span>.<text:span text:style-name="T54">4</text:span>. <text:span text:style-name="T54">Фрагментация комплексных катионов</text:span></text:p>
                </text:list-item>
              </text:list>
            </text:list-item>
          </text:list>
        </text:list-item>
      </text:list>
      <text:p text:style-name="P16">?</text:p>
      <text:list xml:id="list141645228975122" text:continue-numbering="true" text:style-name="WWNum1">
        <text:list-item>
          <text:list>
            <text:list-item>
              <text:list>
                <text:list-item>
                  <text:p text:style-name="P24"><text:soft-page-break/><text:span text:style-name="T54">3</text:span>.<text:span text:style-name="T54">5</text:span>. <text:span text:style-name="T54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29">?</text:p>
      <text:list xml:id="list141645230096035" text:continue-numbering="true" text:style-name="WWNum1">
        <text:list-item>
          <text:list>
            <text:list-item>
              <text:list>
                <text:list-item>
                  <text:h text:style-name="P39" text:outline-level="3"><text:span text:style-name="T10">4. Conclusions</text:span></text:h>
                </text:list-item>
                <text:list-item>
                  <text:p text:style-name="P27"><text:span text:style-name="T54">4</text:span>.<text:span text:style-name="T54">1.</text:span> <text:span text:style-name="T54">Образование комплексных ионов обусловлено высокой энергией взаимодействия катион-анион. Природа связи - ионная и водородная. В образовании комплексных ионов участвует водород, в альфа-положении бензольного кольца.</text:span></text:p>
                </text:list-item>
                <text:list-item>
                  <text:p text:style-name="P25"><text:span text:style-name="T54">4</text:span>.<text:span text:style-name="T55">2.</text:span> <text:span text:style-name="T55">Прочность трифлатных и тозилатных кластеров в эксперименте выше чем тетрафторборатных, наблюдается меньшее количество продуктов распада 2-нитрофенилдиазония в присутствии сульфонат ионов. <text:s/></text:span></text:p>
                </text:list-item>
                <text:list-item>
                  <text:p text:style-name="P26"><text:span text:style-name="T54">4</text:span>.<text:span text:style-name="T55">3.</text:span> <text:span text:style-name="T55">Особенности фрагментации 2-нитрофенилдиазония. Происходит перегруппировка и последующий распад с отщеплением NO. </text:span></text:p>
                </text:list-item>
                <text:list-item>
                  <text:p text:style-name="P24"><text:span text:style-name="T54">4</text:span>.<text:span text:style-name="T55">4.</text:span> <text:span text:style-name="T55">Прочность диазониевых катионов определяется природой и положением заместителя. Количество продуктов распада для 2-нитрофенилдиазония значительно меньше, чем для 3- и 4-нитрофенилдиазония при одной и той же энергии соударения. Природа заместителя влияет в значительно меньшей степени.</text:span></text:p>
                </text:list-item>
                <text:list-item>
                  <text:p text:style-name="P24"><text:span text:style-name="T54">4</text:span>.<text:span text:style-name="T55">5.</text:span> <text:span text:style-name="T55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  <text:list-item>
                  <text:h text:style-name="P40" text:outline-level="3"><text:span text:style-name="T1">References</text:span></text:h>
                </text:list-item>
              </text:list>
            </text:list-item>
          </text:list>
        </text:list-item>
        <text:list-item>
          <text:p text:style-name="P41"><text:span text:style-name="T27">1. (a) Zollinger, H. </text:span><text:span text:style-name="T32">Diazo Chemistry I: Aromatic and Heteroaromatic Compounds</text:span><text:span text:style-name="T27">; VCH, Weinheim, </text:span><text:span text:style-name="T29">1994</text:span><text:span text:style-name="T27">. (b) Roglands, A.; Pla-Quintana, A.; Moreno-Manas M. </text:span><text:span text:style-name="T32">Chem. Rev</text:span><text:span text:style-name="T27">. </text:span><text:span text:style-name="T29">2006</text:span><text:span text:style-name="T27">, </text:span><text:span text:style-name="T32">106</text:span><text:span text:style-name="T27">, 4622. (c) Bonin H.; Fouquet, E.; Felpin, F.-X. </text:span><text:span text:style-name="T32">Adv. Synth. Catal</text:span><text:span text:style-name="T27">. </text:span><text:span text:style-name="T29">2011</text:span><text:span text:style-name="T27">, </text:span><text:span text:style-name="T32">353</text:span><text:span text:style-name="T27">, 3063. (d) Mo, F.; Dong, G.; Zhang, Y.; Wang, </text:span><text:span text:style-name="T32">J. Org. Biomol. Chem</text:span><text:span text:style-name="T27">. </text:span><text:span text:style-name="T29">2013</text:span><text:span text:style-name="T27">, </text:span><text:span text:style-name="T32">11</text:span><text:span text:style-name="T27">, 1582. (e) Kölmel, D. K.; Jung, N.; Bräse, S. </text:span><text:span text:style-name="T32">Aust. J. Chem</text:span><text:span text:style-name="T27">. </text:span><text:span text:style-name="T29">2014</text:span><text:span text:style-name="T27">, </text:span><text:span text:style-name="T32">67</text:span><text:span text:style-name="T27">, 328. (f) Deadman, B. J.; Collins, S.G.; Maguire, A. R. </text:span><text:span text:style-name="T32">Chem. Eur. J.</text:span><text:span text:style-name="T27"> </text:span><text:span text:style-name="T29">2015</text:span><text:span text:style-name="T27">, </text:span><text:span text:style-name="T32">21</text:span><text:span text:style-name="T27">, 2298.</text:span></text:p>
        </text:list-item>
        <text:list-item>
          <text:p text:style-name="P28"><text:soft-page-break/><text:span text:style-name="T27">2. Mahouche-Chergui, S.; Gam-Derouich, S.; Manganey, C.; Chehimi, M. M. </text:span><text:span text:style-name="T32">Chem. Soc. Rev.</text:span><text:span text:style-name="T27"> </text:span><text:span text:style-name="T29">2011</text:span><text:span text:style-name="T27">, </text:span><text:span text:style-name="T32">40</text:span><text:span text:style-name="T27">, 4143.</text:span></text:p>
        </text:list-item>
        <text:list-item>
          <text:p text:style-name="P28"><text:span text:style-name="T27">3. </text:span><text:span text:style-name="T35">Filimonov V. D., Trusova M.E., Postnikov P.S., Krasnokutskaya E.A., Lee Y.M., Hwang H.Y., Kim H., Ki-Whan Chi. Unusually Stable, Versatile, and Pure Arenediazonium Tosylates: their Preparation, Structures, and Synthetic Applicability. </text:span><text:span text:style-name="T34">Org. Lett.</text:span><text:span text:style-name="T35">, </text:span><text:span text:style-name="T31">2008</text:span><text:span text:style-name="T35">, </text:span><text:span text:style-name="T34">10</text:span><text:span text:style-name="T35">, 3961-3964</text:span></text:p>
        </text:list-item>
        <text:list-item>
          <text:p text:style-name="P28"><text:span text:style-name="T35">4. </text:span><text:span text:style-name="T27">(a) Krasnokutskaya E.A., Semenischeva N.I., Filimonov V.D., Knochel P. </text:span><text:span text:style-name="T32">Synthesis</text:span><text:span text:style-name="T27">, </text:span><text:span text:style-name="T29">2007</text:span><text:span text:style-name="T27">, 81 (b) Gorlushko D.A., Filimonov V.D., Krasnokutskaya E.A., Semenischeva N.I., Go B.S., Hwang H.Y., Chi K-W. </text:span><text:span text:style-name="T32">Tetrahedron Lett.</text:span><text:span text:style-name="T27">, </text:span><text:span text:style-name="T29">2008</text:span><text:span text:style-name="T27">, </text:span><text:span text:style-name="T32">49</text:span><text:span text:style-name="T27">, 1080 (c) Moon M.E., Choi Y., Lee Y.M., Vajpayee V., Trusova M.E., Filimonov V.D., Chi K.-W. </text:span><text:span text:style-name="T32">Tetrahedron Lett.</text:span><text:span text:style-name="T27">, </text:span><text:span text:style-name="T29">2010</text:span><text:span text:style-name="T27">, </text:span><text:span text:style-name="T32">51</text:span><text:span text:style-name="T27">, 6769. (d) Lee Y.M., Moon M.E., Vajpayee V., Filimonov V.D., Chi K.-W. </text:span><text:span text:style-name="T32">Tetrahedron</text:span><text:span text:style-name="T27">, </text:span><text:span text:style-name="T29">2010</text:span><text:span text:style-name="T27">, </text:span><text:span text:style-name="T32">66</text:span><text:span text:style-name="T27">, 7418. (e) Trusova M.E., Krasnokutskaya E.A. Postnikov, P.S., Choi Y.; Chi, K-W., Filimonov V.D.</text:span><text:span text:style-name="T28"> </text:span><text:span text:style-name="T33">Synthesis</text:span><text:span text:style-name="T28">, </text:span><text:span text:style-name="T30">2011</text:span><text:span text:style-name="T28">, 2154. (f) Riss, P. J.; Kuschel, S.; Aigbirhio, F. I. Tetrahedron Lett. 2012, 53, 1717; (g) Kutonova, K.V.; Trusova, M.E.; Postnikov, P.S.; Filimonov, V.D.; Parello, J. </text:span><text:span text:style-name="T33">Synthesis</text:span><text:span text:style-name="T28">. </text:span><text:span text:style-name="T30">2013</text:span><text:span text:style-name="T28">, </text:span><text:span text:style-name="T33">45</text:span><text:span text:style-name="T28">, 2706.</text:span></text:p>
        </text:list-item>
        <text:list-item>
          <text:p text:style-name="P28"><text:span text:style-name="T1">5. </text:span><text:span text:style-name="T27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32">Nanotechnologies in Russia</text:span><text:span text:style-name="T27">, </text:span><text:span text:style-name="T29">2010</text:span><text:span text:style-name="T27">, </text:span><text:span text:style-name="T32">5</text:span><text:span text:style-name="T27">, 446. (f) Min, M.; Seo, S.; Lee, J.; Lee, S. M.; Hwang, E.; Lee, H. </text:span><text:span text:style-name="T32">Chem. Commun</text:span><text:span text:style-name="T27">. </text:span><text:span text:style-name="T29">2013</text:span><text:span text:style-name="T27">, </text:span><text:span text:style-name="T32">49</text:span><text:span text:style-name="T27">, 6289</text:span></text:p>
        </text:list-item>
        <text:list-item>
          <text:p text:style-name="P28"><text:span text:style-name="T27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27">. Supramolec. Chem. </text:span><text:span text:style-name="T16">2002, 14, 473-475.</text:span></text:p>
        </text:list-item>
      </text:list>
      <text:p text:style-name="P7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7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8">9.</text:p>
      <text:p text:style-name="P11"/>
      <text:p text:style-name="P10"><text:span text:style-name="T49">Приложение </text:span><text:span text:style-name="T50">1. </text:span><text:span text:style-name="T51">Результаты квантовохимических расчетов структур диазониевых катионов</text:span></text:p>
      <text:p text:style-name="P9"><text:span text:style-name="T49">Приложение </text:span><text:span text:style-name="T51">2</text:span><text:span text:style-name="T50">. </text:span><text:span text:style-name="T51">Результаты квантовохимических расчетов структур фенильных катионов (синглет-триплетные состояния)</text:span></text:p>
      <text:p text:style-name="P9"><text:span text:style-name="T49">Приложение </text:span><text:span text:style-name="T51">3</text:span><text:span text:style-name="T50">. </text:span><text:span text:style-name="T51">Фрагментация комплексных катионов</text:span></text:p>
      <text:p text:style-name="P6">Приложение <text:span text:style-name="T56">4</text:span>. <text:span text:style-name="T56">Результаты к</text:span>вантовохимических расчетов <text:span text:style-name="T56">структур комплексных частиц</text:span></text:p>
      <text:p text:style-name="P12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69</meta:editing-cycles>
    <meta:print-date>1900-12-31T17:00:00</meta:print-date>
    <meta:creation-date>2017-06-12T04:04:00</meta:creation-date>
    <dc:date>2018-06-15T14:16:43.863129943</dc:date>
    <meta:editing-duration>P4DT5H21M8S</meta:editing-duration>
    <meta:generator>LibreOffice/5.2.7.2$Linux_X86_64 LibreOffice_project/20m0$Build-2</meta:generator>
    <meta:document-statistic meta:table-count="0" meta:image-count="0" meta:object-count="0" meta:page-count="8" meta:paragraph-count="76" meta:word-count="2405" meta:character-count="18278" meta:non-whitespace-character-count="159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